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meta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Replacements/Object 9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8" manifest:media-type="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layout-cache" manifest:media-type="application/binary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d2407"/>
    </style:style>
    <style:style style:name="P2" style:family="paragraph" style:parent-style-name="Standard">
      <style:paragraph-properties fo:break-before="page"/>
      <style:text-properties officeooo:paragraph-rsid="000d240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to1" text:anchor-type="paragraph" svg:x="3.51cm" svg:y="0.328cm" svg:width="20.152cm" svg:height="10.1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paragraph" svg:x="0.443cm" svg:y="10.495cm" svg:width="27.503cm" svg:height="7.52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to4" text:anchor-type="paragraph" svg:x="9.795cm" svg:y="0.473cm" svg:width="9.096cm" svg:height="18.27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to3" text:anchor-type="paragraph" svg:x="1.298cm" svg:y="0.011cm" svg:width="7.324cm" svg:height="15.87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2"/>
      <text:p text:style-name="P1"><draw:frame draw:style-name="fr2" draw:name="Objeto5" text:anchor-type="paragraph" svg:width="24.442cm" svg:height="7.93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to6" text:anchor-type="paragraph" svg:x="1.245cm" svg:y="0.397cm" svg:width="25.476cm" svg:height="16.404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2"><draw:frame draw:style-name="fr1" draw:name="Objeto7" text:anchor-type="paragraph" svg:x="2.318cm" svg:y="0.092cm" svg:width="6.202cm" svg:height="18.782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paragraph" svg:x="9.841cm" svg:y="0.095cm" svg:width="6.087cm" svg:height="18.741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to9" text:anchor-type="paragraph" svg:x="16.297cm" svg:y="0.095cm" svg:width="6.272cm" svg:height="18.70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2"><draw:frame draw:style-name="fr1" draw:name="Objeto10" text:anchor-type="paragraph" svg:x="0.455cm" svg:y="0.169cm" svg:width="13.409cm" svg:height="18.568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11" text:anchor-type="paragraph" svg:x="14.219cm" svg:y="0.12cm" svg:width="13.483cm" svg:height="18.40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1:35:43.915082984</meta:creation-date>
    <dc:date>2018-01-25T12:16:29.211153286</dc:date>
    <meta:editing-duration>PT15M10S</meta:editing-duration>
    <meta:editing-cycles>2</meta:editing-cycles>
    <meta:generator>LibreOffice/5.1.6.2$Linux_X86_64 LibreOffice_project/10m0$Build-2</meta:generator>
    <meta:document-statistic meta:table-count="0" meta:image-count="0" meta:object-count="11" meta:page-count="6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5" table:default-cell-style-name="ce10"/>
        <table:table-row table:style-name="ro1">
          <table:table-cell table:style-name="ce6" office:value-type="string" calcext:value-type="string" table:number-columns-spanned="7" table:number-rows-spanned="1">
            <text:p>Usuario</text:p>
          </table:table-cell>
          <table:covered-table-cell table:number-columns-repeated="6" table:style-name="ce9"/>
        </table:table-row>
        <table:table-row table:style-name="ro1">
          <table:table-cell table:style-name="ce7" office:value-type="string" calcext:value-type="string">
            <text:p>login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senha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credito</text:p>
          </table:table-cell>
          <table:table-cell table:style-name="ce7" office:value-type="string" calcext:value-type="string">
            <text:p>dataNasce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agat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gata Ribas</text:p>
          </table:table-cell>
          <table:table-cell office:value-type="string" calcext:value-type="string">
            <text:p>estudante</text:p>
          </table:table-cell>
          <table:table-cell office:value-type="string" calcext:value-type="string">
            <text:p>186.63</text:p>
          </table:table-cell>
          <table:table-cell office:value-type="date" office:date-value="2004-01-09" calcext:value-type="date">
            <text:p>2004-01-09</text:p>
          </table:table-cell>
        </table:table-row>
        <table:table-row table:style-name="ro1">
          <table:table-cell office:value-type="string" calcext:value-type="string">
            <text:p>aleixo</text:p>
          </table:table-cell>
          <table:table-cell office:value-type="string" calcext:value-type="string">
            <text:p>aleix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eixo Velasques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77.23</text:p>
          </table:table-cell>
          <table:table-cell office:value-type="date" office:date-value="1963-03-26" calcext:value-type="date">
            <text:p>1963-03-26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alexandre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lexandre Frota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448.07</text:p>
          </table:table-cell>
          <table:table-cell office:value-type="date" office:date-value="2002-02-10" calcext:value-type="date">
            <text:p>2002-02-10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amand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manda Nuds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389.19</text:p>
          </table:table-cell>
          <table:table-cell office:value-type="date" office:date-value="1982-08-20" calcext:value-type="date">
            <text:p>1982-08-20</text:p>
          </table:table-cell>
        </table:table-row>
        <table:table-row table:style-name="ro1">
          <table:table-cell office:value-type="string" calcext:value-type="string">
            <text:p>arminda</text:p>
          </table:table-cell>
          <table:table-cell office:value-type="string" calcext:value-type="string">
            <text:p>armind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rminda Simão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317.85</text:p>
          </table:table-cell>
          <table:table-cell office:value-type="date" office:date-value="2006-04-17" calcext:value-type="date">
            <text:p>2006-04-17</text:p>
          </table:table-cell>
        </table:table-row>
        <table:table-row table:style-name="ro1">
          <table:table-cell office:value-type="string" calcext:value-type="string">
            <text:p>catarino</text:p>
          </table:table-cell>
          <table:table-cell office:value-type="string" calcext:value-type="string">
            <text:p>catarin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atarino Coelho</text:p>
          </table:table-cell>
          <table:table-cell office:value-type="string" calcext:value-type="string">
            <text:p>estudante</text:p>
          </table:table-cell>
          <table:table-cell office:value-type="string" calcext:value-type="string">
            <text:p>50.24</text:p>
          </table:table-cell>
          <table:table-cell office:value-type="date" office:date-value="1972-02-15" calcext:value-type="date">
            <text:p>1972-02-15</text:p>
          </table:table-cell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cristian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ristiano Ribas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40.43</text:p>
          </table:table-cell>
          <table:table-cell office:value-type="date" office:date-value="1988-07-23" calcext:value-type="date">
            <text:p>1988-07-23</text:p>
          </table:table-cell>
        </table:table-row>
        <table:table-row table:style-name="ro1">
          <table:table-cell office:value-type="string" calcext:value-type="string">
            <text:p>damiao</text:p>
          </table:table-cell>
          <table:table-cell office:value-type="string" calcext:value-type="string">
            <text:p>damia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amiao Frade</text:p>
          </table:table-cell>
          <table:table-cell office:value-type="string" calcext:value-type="string">
            <text:p>estudante</text:p>
          </table:table-cell>
          <table:table-cell office:value-type="string" calcext:value-type="string">
            <text:p>226.26</text:p>
          </table:table-cell>
          <table:table-cell office:value-type="date" office:date-value="1976-01-11" calcext:value-type="date">
            <text:p>1976-01-11</text:p>
          </table:table-cell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debor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ebora Ferr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469.21</text:p>
          </table:table-cell>
          <table:table-cell office:value-type="date" office:date-value="2007-05-14" calcext:value-type="date">
            <text:p>2007-05-14</text:p>
          </table:table-cell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fabiol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abiola Harém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436.06</text:p>
          </table:table-cell>
          <table:table-cell office:value-type="date" office:date-value="1966-07-03" calcext:value-type="date">
            <text:p>1966-07-03</text:p>
          </table:table-cell>
        </table:table-row>
        <table:table-row table:style-name="ro1">
          <table:table-cell office:value-type="string" calcext:value-type="string">
            <text:p>gerson</text:p>
          </table:table-cell>
          <table:table-cell office:value-type="string" calcext:value-type="string">
            <text:p>gerson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erson Hernandes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160.74</text:p>
          </table:table-cell>
          <table:table-cell office:value-type="date" office:date-value="1993-08-13" calcext:value-type="date">
            <text:p>1993-08-13</text:p>
          </table:table-cell>
        </table:table-row>
        <table:table-row table:style-name="ro1">
          <table:table-cell office:value-type="string" calcext:value-type="string">
            <text:p>henriqueta</text:p>
          </table:table-cell>
          <table:table-cell office:value-type="string" calcext:value-type="string">
            <text:p>henriquet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enriqueta Ribeiro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416.8</text:p>
          </table:table-cell>
          <table:table-cell office:value-type="date" office:date-value="1982-01-12" calcext:value-type="date">
            <text:p>1982-01-12</text:p>
          </table:table-cell>
        </table:table-row>
        <table:table-row table:style-name="ro1">
          <table:table-cell office:value-type="string" calcext:value-type="string">
            <text:p>joaquim</text:p>
          </table:table-cell>
          <table:table-cell office:value-type="string" calcext:value-type="string">
            <text:p>joaquim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Joaquim Grandíssimo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341.4</text:p>
          </table:table-cell>
          <table:table-cell office:value-type="date" office:date-value="1976-10-25" calcext:value-type="date">
            <text:p>1976-10-25</text:p>
          </table:table-cell>
        </table:table-row>
        <table:table-row table:style-name="ro1">
          <table:table-cell office:value-type="string" calcext:value-type="string">
            <text:p>nicolau</text:p>
          </table:table-cell>
          <table:table-cell office:value-type="string" calcext:value-type="string">
            <text:p>nicolau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Nicolau Barros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403.77</text:p>
          </table:table-cell>
          <table:table-cell office:value-type="date" office:date-value="1986-05-22" calcext:value-type="date">
            <text:p>1986-05-22</text:p>
          </table:table-cell>
        </table:table-row>
        <table:table-row table:style-name="ro1">
          <table:table-cell office:value-type="string" calcext:value-type="string">
            <text:p>olavo</text:p>
          </table:table-cell>
          <table:table-cell office:value-type="string" calcext:value-type="string">
            <text:p>olav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Olavo Docarvalho</text:p>
          </table:table-cell>
          <table:table-cell office:value-type="string" calcext:value-type="string">
            <text:p>estudante</text:p>
          </table:table-cell>
          <table:table-cell office:value-type="string" calcext:value-type="string">
            <text:p>364.79</text:p>
          </table:table-cell>
          <table:table-cell office:value-type="date" office:date-value="1976-04-22" calcext:value-type="date">
            <text:p>1976-04-22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ricard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icardo Planeta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403.8</text:p>
          </table:table-cell>
          <table:table-cell office:value-type="date" office:date-value="2012-07-19" calcext:value-type="date">
            <text:p>2012-07-19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string" calcext:value-type="string">
            <text:p>solan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olano Amado</text:p>
          </table:table-cell>
          <table:table-cell office:value-type="string" calcext:value-type="string">
            <text:p>familiar</text:p>
          </table:table-cell>
          <table:table-cell office:value-type="float" office:value="102" calcext:value-type="float">
            <text:p>102</text:p>
          </table:table-cell>
          <table:table-cell office:value-type="date" office:date-value="2003-02-19" calcext:value-type="date">
            <text:p>2003-02-19</text:p>
          </table:table-cell>
        </table:table-row>
        <table:table-row table:style-name="ro1">
          <table:table-cell office:value-type="string" calcext:value-type="string">
            <text:p>valerio</text:p>
          </table:table-cell>
          <table:table-cell office:value-type="string" calcext:value-type="string">
            <text:p>valerio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Valerio Colares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471.89</text:p>
          </table:table-cell>
          <table:table-cell office:value-type="date" office:date-value="1960-03-05" calcext:value-type="date">
            <text:p>1960-03-05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irgini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Virginia Póvoas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349.57</text:p>
          </table:table-cell>
          <table:table-cell office:value-type="date" office:date-value="1980-02-09" calcext:value-type="date">
            <text:p>1980-02-09</text:p>
          </table:table-cell>
        </table:table-row>
        <table:table-row table:style-name="ro1">
          <table:table-cell office:value-type="string" calcext:value-type="string">
            <text:p>zambaldina</text:p>
          </table:table-cell>
          <table:table-cell office:value-type="string" calcext:value-type="string">
            <text:p>zambaldina@ufla.br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Zambaldina Júdice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175.37</text:p>
          </table:table-cell>
          <table:table-cell office:value-type="date" office:date-value="1967-05-07" calcext:value-type="date">
            <text:p>1967-05-0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4:28.381051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8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9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row table:style-name="ro1">
          <table:table-cell table:style-name="ce4" office:value-type="string" calcext:value-type="string" table:number-columns-spanned="6" table:number-rows-spanned="1">
            <text:p>AdquireLicenca</text:p>
          </table:table-cell>
          <table:covered-table-cell table:number-columns-repeated="5" table:style-name="ce5"/>
        </table:table-row>
        <table:table-row table:style-name="ro1">
          <table:table-cell table:style-name="ce5" office:value-type="string" calcext:value-type="string">
            <text:p>registro</text:p>
          </table:table-cell>
          <table:table-cell table:style-name="ce5" office:value-type="string" calcext:value-type="string">
            <text:p>Usuario_login</text:p>
          </table:table-cell>
          <table:table-cell table:style-name="ce5" office:value-type="string" calcext:value-type="string">
            <text:p>Aplicativo_nroRegistr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reco</text:p>
          </table:table-cell>
          <table:table-cell table:style-name="ce5" office:value-type="string" calcext:value-type="string">
            <text:p>metodoP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a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at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92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a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a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ix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ix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60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ix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ix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ix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xand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xand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xand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94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exand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xand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72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an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and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man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an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an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min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82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i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bitco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mi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27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min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75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mind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arin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tari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ari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ari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tar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89.99</text:p>
          </table:table-cell>
          <table:table-cell office:value-type="string" calcext:value-type="string">
            <text:p>bitcoi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isti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ist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istia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istia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ist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mia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amia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mi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mia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mia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66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bo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bo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08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bo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bo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b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bio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bi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bio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bio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bi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9:16.100642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52">
          <table:table-cell table:number-columns-repeated="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gerso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gerso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gers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74.99</text:p>
          </table:table-cell>
          <table:table-cell table:style-name="ce2" office:value-type="string" calcext:value-type="string">
            <text:p>boleto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gers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gers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henrique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henrique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henriqueta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henriqueta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enriquet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joaqui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joaqu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joaquim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93.99</text:p>
          </table:table-cell>
          <table:table-cell table:style-name="ce2" office:value-type="string" calcext:value-type="string">
            <text:p>paypal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joaquim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joaqui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nicol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00.99</text:p>
          </table:table-cell>
          <table:table-cell table:style-name="ce2" office:value-type="string" calcext:value-type="string">
            <text:p>bitcoin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nicol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nicol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nicol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80.99</text:p>
          </table:table-cell>
          <table:table-cell table:style-name="ce2" office:value-type="string" calcext:value-type="string">
            <text:p>debito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nicolau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olavo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olav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olav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87.99</text:p>
          </table:table-cell>
          <table:table-cell table:style-name="ce2" office:value-type="string" calcext:value-type="string">
            <text:p>bitcoin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olav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44.99</text:p>
          </table:table-cell>
          <table:table-cell table:style-name="ce2" office:value-type="string" calcext:value-type="string">
            <text:p>paypal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lav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26.99</text:p>
          </table:table-cell>
          <table:table-cell table:style-name="ce2" office:value-type="string" calcext:value-type="string">
            <text:p>boleto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ricar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65.99</text:p>
          </table:table-cell>
          <table:table-cell table:style-name="ce2" office:value-type="string" calcext:value-type="string">
            <text:p>paypal</text:p>
          </table:table-cell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rica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86.99</text:p>
          </table:table-cell>
          <table:table-cell table:style-name="ce2" office:value-type="string" calcext:value-type="string">
            <text:p>credito</text:p>
          </table:table-cell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ricard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ricard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26.99</text:p>
          </table:table-cell>
          <table:table-cell table:style-name="ce2" office:value-type="string" calcext:value-type="string">
            <text:p>paypal</text:p>
          </table:table-cell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ricard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ola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solan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solan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03.99</text:p>
          </table:table-cell>
          <table:table-cell table:style-name="ce2" office:value-type="string" calcext:value-type="string">
            <text:p>boleto</text:p>
          </table:table-cell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solan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52.99</text:p>
          </table:table-cell>
          <table:table-cell table:style-name="ce2" office:value-type="string" calcext:value-type="string">
            <text:p>paypal</text:p>
          </table:table-cell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solan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91.99</text:p>
          </table:table-cell>
          <table:table-cell table:style-name="ce2" office:value-type="string" calcext:value-type="string">
            <text:p>credito</text:p>
          </table:table-cell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90.99</text:p>
          </table:table-cell>
          <table:table-cell table:style-name="ce2" office:value-type="string" calcext:value-type="string">
            <text:p>paypal</text:p>
          </table:table-cell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86.99</text:p>
          </table:table-cell>
          <table:table-cell table:style-name="ce2" office:value-type="string" calcext:value-type="string">
            <text:p>credito</text:p>
          </table:table-cell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zambaldi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zambaldin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mercial</text:p>
          </table:table-cell>
          <table:table-cell table:style-name="ce2" office:value-type="string" calcext:value-type="string">
            <text:p>147.99</text:p>
          </table:table-cell>
          <table:table-cell table:style-name="ce2" office:value-type="string" calcext:value-type="string">
            <text:p>credito</text:p>
          </table:table-cell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zambaldina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zambaldina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freeware</text:p>
          </table:table-cell>
          <table:table-cell table:number-columns-repeated="2" table:style-name="ce2" office:value-type="string" calcext:value-type="string">
            <text:p>NULL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zambaldin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pensource</text:p>
          </table:table-cell>
          <table:table-cell table:number-columns-repeated="2" table:style-name="ce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9:37.925007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78.7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40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style:text-position=""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7"/>
        <table:table-column table:style-name="co8" table:default-cell-style-name="ce7"/>
        <table:table-row table:style-name="ro1">
          <table:table-cell table:style-name="ce5" office:value-type="string" calcext:value-type="string" table:number-columns-spanned="10" table:number-rows-spanned="1">
            <text:p>Empresa</text:p>
          </table:table-cell>
          <table:covered-table-cell table:number-columns-repeated="9" table:style-name="ce8"/>
        </table:table-row>
        <table:table-row table:style-name="ro1"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cnpj</text:p>
          </table:table-cell>
          <table:table-cell table:style-name="ce6" office:value-type="string" calcext:value-type="string">
            <text:p>senha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logradouro</text:p>
          </table:table-cell>
          <table:table-cell table:style-name="ce6" office:value-type="string" calcext:value-type="string">
            <text:p>numero</text:p>
          </table:table-cell>
          <table:table-cell table:style-name="ce6" office:value-type="string" calcext:value-type="string">
            <text:p>bairro</text:p>
          </table:table-cell>
          <table:table-cell table:style-name="ce6" office:value-type="string" calcext:value-type="string">
            <text:p>cidade</text:p>
          </table:table-cell>
          <table:table-cell table:style-name="ce6" office:value-type="string" calcext:value-type="string">
            <text:p>pais</text:p>
          </table:table-cell>
          <table:table-cell table:style-name="ce6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64.147.7831-4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Avenida Sete de Setembr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apple.com.b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11.526.1597-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enter Tech</text:p>
          </table:table-cell>
          <table:table-cell office:value-type="string" calcext:value-type="string">
            <text:p>Rua Lúcio Bittencourt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center.com.br</text:p>
          </table:table-cell>
        </table:table-row>
        <table:table-row table:style-name="ro1">
          <table:table-cell office:value-type="string" calcext:value-type="string">
            <text:p>compjunior</text:p>
          </table:table-cell>
          <table:table-cell office:value-type="string" calcext:value-type="string">
            <text:p>70.590.5759-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Rodovia dos Metalúrgico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compjunior.com.br</text:p>
          </table:table-cell>
        </table:table-row>
        <table:table-row table:style-name="ro1">
          <table:table-cell office:value-type="string" calcext:value-type="string">
            <text:p>compushop</text:p>
          </table:table-cell>
          <table:table-cell office:value-type="string" calcext:value-type="string">
            <text:p>99.345.7850-7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uShop</text:p>
          </table:table-cell>
          <table:table-cell office:value-type="string" calcext:value-type="string">
            <text:p>Rua Capitão Benedito Lopes Bragança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ompushop.com.br</text:p>
          </table:table-cell>
        </table:table-row>
        <table:table-row table:style-name="ro1">
          <table:table-cell office:value-type="string" calcext:value-type="string">
            <text:p>contron</text:p>
          </table:table-cell>
          <table:table-cell office:value-type="string" calcext:value-type="string">
            <text:p>58.146.7117-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ntron</text:p>
          </table:table-cell>
          <table:table-cell office:value-type="string" calcext:value-type="string">
            <text:p>Rodovia dos Metalúrgicos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contron.com.br</text:p>
          </table:table-cell>
        </table:table-row>
        <table:table-row table:style-name="ro1">
          <table:table-cell office:value-type="string" calcext:value-type="string">
            <text:p>datacel</text:p>
          </table:table-cell>
          <table:table-cell office:value-type="string" calcext:value-type="string">
            <text:p>78.739.5239-9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atacel</text:p>
          </table:table-cell>
          <table:table-cell office:value-type="string" calcext:value-type="string">
            <text:p>Avenida dos Trabalhadore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emakers</text:p>
          </table:table-cell>
          <table:table-cell office:value-type="string" calcext:value-type="string">
            <text:p>84.924.7733-6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Makers</text:p>
          </table:table-cell>
          <table:table-cell office:value-type="string" calcext:value-type="string">
            <text:p>Estrada Francisco Vilela Aran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emakers.com.br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90.409.4770-3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xtra Bits</text:p>
          </table:table-cell>
          <table:table-cell office:value-type="string" calcext:value-type="string">
            <text:p>Rua Alberto Pasqualin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extra.com.br</text:p>
          </table:table-cell>
        </table:table-row>
        <table:table-row table:style-name="ro1">
          <table:table-cell office:value-type="string" calcext:value-type="string">
            <text:p>francomp</text:p>
          </table:table-cell>
          <table:table-cell office:value-type="string" calcext:value-type="string">
            <text:p>95.306.3237-3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Rua Alberto Pasqualine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93.506.6800-1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venida Getúlio Varg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google.com.br</text:p>
          </table:table-cell>
        </table:table-row>
        <table:table-row table:style-name="ro1">
          <table:table-cell office:value-type="string" calcext:value-type="string">
            <text:p>infotech</text:p>
          </table:table-cell>
          <table:table-cell office:value-type="string" calcext:value-type="string">
            <text:p>99.252.2551-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InfoTech</text:p>
          </table:table-cell>
          <table:table-cell office:value-type="string" calcext:value-type="string">
            <text:p>Avenida Sete de Setembro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Zona Leste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infotech.com.br</text:p>
          </table:table-cell>
        </table:table-row>
        <table:table-row table:style-name="ro1">
          <table:table-cell office:value-type="string" calcext:value-type="string">
            <text:p>magasyn</text:p>
          </table:table-cell>
          <table:table-cell office:value-type="string" calcext:value-type="string">
            <text:p>10.867.6896-4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gasyn</text:p>
          </table:table-cell>
          <table:table-cell office:value-type="string" calcext:value-type="string">
            <text:p>Estrada da Companhi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gasyn.com.b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59.567.3569-3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Avenida Lucas Evangelis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icrosoft.com.br</text:p>
          </table:table-cell>
        </table:table-row>
        <table:table-row table:style-name="ro1">
          <table:table-cell office:value-type="string" calcext:value-type="string">
            <text:p>pcenter</text:p>
          </table:table-cell>
          <table:table-cell office:value-type="string" calcext:value-type="string">
            <text:p>90.275.5158-9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center Informática</text:p>
          </table:table-cell>
          <table:table-cell office:value-type="string" calcext:value-type="string">
            <text:p>Avenida dos Trabalhador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uttistore</text:p>
          </table:table-cell>
          <table:table-cell office:value-type="string" calcext:value-type="string">
            <text:p>53.998.2428-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Rua General Oswaldo Pinto da Veiga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4:41.246842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3" table:style-name="ta1">
        <table:table-column table:style-name="co1" table:default-cell-style-name="ce7"/>
        <table:table-column table:style-name="co2" table:default-cell-style-name="ce7"/>
        <table:table-row table:style-name="ro1">
          <table:table-cell table:style-name="ce5" office:value-type="string" calcext:value-type="string" table:number-columns-spanned="2" table:number-rows-spanned="1">
            <text:p>Telefones</text:p>
          </table:table-cell>
          <table:covered-table-cell table:style-name="ce8"/>
        </table:table-row>
        <table:table-row table:style-name="ro1">
          <table:table-cell table:style-name="ce6" office:value-type="string" calcext:value-type="string">
            <text:p>telefone</text:p>
          </table:table-cell>
          <table:table-cell table:style-name="ce6" office:value-type="string" calcext:value-type="string">
            <text:p>Empresa_login</text:p>
          </table:table-cell>
        </table:table-row>
        <table:table-row table:style-name="ro1">
          <table:table-cell office:value-type="string" calcext:value-type="string">
            <text:p>+55 35 3634-5778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+55 35 4444-9208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+55 35 9074-6073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+55 35 3451-1290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+55 35 3543-1136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+55 35 4531-1397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+55 35 3795-3827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+55 35 9159-1184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+55 35 3005-7891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+55 35 4316-0157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+55 35 3357-6582</text:p>
          </table:table-cell>
          <table:table-cell office:value-type="string" calcext:value-type="string">
            <text:p>datacel</text:p>
          </table:table-cell>
        </table:table-row>
        <table:table-row table:style-name="ro1">
          <table:table-cell office:value-type="string" calcext:value-type="string">
            <text:p>+55 35 3963-3761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+55 35 4423-4068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+55 35 9642-0432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+55 35 3587-6339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+55 35 3449-7706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+55 35 4899-3092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+55 35 3084-6683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+55 35 9425-0082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+55 35 3091-4322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+55 35 4773-3362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+55 35 3568-2145</text:p>
          </table:table-cell>
          <table:table-cell office:value-type="string" calcext:value-type="string">
            <text:p>magasyn</text:p>
          </table:table-cell>
        </table:table-row>
        <table:table-row table:style-name="ro1">
          <table:table-cell office:value-type="string" calcext:value-type="string">
            <text:p>+55 35 3124-4376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+55 35 4093-0122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+55 35 9645-4334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+55 35 3111-1236</text:p>
          </table:table-cell>
          <table:table-cell office:value-type="string" calcext:value-type="string">
            <text:p>pcenter</text:p>
          </table:table-cell>
        </table:table-row>
        <table:table-row table:style-name="ro1">
          <table:table-cell office:value-type="string" calcext:value-type="string">
            <text:p>+55 35 3306-8287</text:p>
          </table:table-cell>
          <table:table-cell office:value-type="string" calcext:value-type="string">
            <text:p>tuttistore</text:p>
          </table:table-cell>
        </table:table-row>
        <table:table-row table:style-name="ro1">
          <table:table-cell office:value-type="string" calcext:value-type="string">
            <text:p>+55 35 4639-7413</text:p>
          </table:table-cell>
          <table:table-cell office:value-type="string" calcext:value-type="string">
            <text:p>tuttistore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5:18.4620820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4" table:style-name="ta1">
        <table:table-column table:style-name="co1" table:default-cell-style-name="ce7"/>
        <table:table-column table:style-name="co2" table:default-cell-style-name="ce7"/>
        <table:table-row table:style-name="ro1">
          <table:table-cell table:style-name="ce5" office:value-type="string" calcext:value-type="string" table:number-columns-spanned="2" table:number-rows-spanned="1">
            <text:p>Emails</text:p>
          </table:table-cell>
          <table:covered-table-cell table:style-name="ce8"/>
        </table:table-row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Empresa_login</text:p>
          </table:table-cell>
        </table:table-row>
        <table:table-row table:style-name="ro1">
          <table:table-cell office:value-type="string" calcext:value-type="string">
            <text:p>apple@apple.com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sac@apple.com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suporte@apple.com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center@center.com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suporte@center.com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compjunior@compjunior.com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suporte@compjunior.com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compushop@compushop.com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suporte@compushop.com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contron@contron.com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sac@contron.com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suporte@contron.com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datacel@datacel.com</text:p>
          </table:table-cell>
          <table:table-cell office:value-type="string" calcext:value-type="string">
            <text:p>datacel</text:p>
          </table:table-cell>
        </table:table-row>
        <table:table-row table:style-name="ro1">
          <table:table-cell office:value-type="string" calcext:value-type="string">
            <text:p>suporte@datacel.com</text:p>
          </table:table-cell>
          <table:table-cell office:value-type="string" calcext:value-type="string">
            <text:p>datacel</text:p>
          </table:table-cell>
        </table:table-row>
        <table:table-row table:style-name="ro1">
          <table:table-cell office:value-type="string" calcext:value-type="string">
            <text:p>emakers@emakers.com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suporte@emakers.com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extra@extra.com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suporte@extra.com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francomp@francomp.com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sac@francomp.com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suporte@francomp.com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google@google.com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suporte@google.com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infotech@infotech.com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suporte@infotech.com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magasyn@magasyn.com</text:p>
          </table:table-cell>
          <table:table-cell office:value-type="string" calcext:value-type="string">
            <text:p>magasyn</text:p>
          </table:table-cell>
        </table:table-row>
        <table:table-row table:style-name="ro1">
          <table:table-cell office:value-type="string" calcext:value-type="string">
            <text:p>suporte@magasyn.com</text:p>
          </table:table-cell>
          <table:table-cell office:value-type="string" calcext:value-type="string">
            <text:p>magasyn</text:p>
          </table:table-cell>
        </table:table-row>
        <table:table-row table:style-name="ro1">
          <table:table-cell office:value-type="string" calcext:value-type="string">
            <text:p>microsoft@microsoft.com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sac@microsoft.com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suporte@microsoft.com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pcenter@pcenter.com</text:p>
          </table:table-cell>
          <table:table-cell office:value-type="string" calcext:value-type="string">
            <text:p>pcenter</text:p>
          </table:table-cell>
        </table:table-row>
        <table:table-row table:style-name="ro1">
          <table:table-cell office:value-type="string" calcext:value-type="string">
            <text:p>suporte@pcenter.com</text:p>
          </table:table-cell>
          <table:table-cell office:value-type="string" calcext:value-type="string">
            <text:p>pcenter</text:p>
          </table:table-cell>
        </table:table-row>
        <table:table-row table:style-name="ro1">
          <table:table-cell office:value-type="string" calcext:value-type="string">
            <text:p>suporte@tuttistore.com</text:p>
          </table:table-cell>
          <table:table-cell office:value-type="string" calcext:value-type="string">
            <text:p>tuttistore</text:p>
          </table:table-cell>
        </table:table-row>
        <table:table-row table:style-name="ro1">
          <table:table-cell office:value-type="string" calcext:value-type="string">
            <text:p>tuttistore@tuttistore.com</text:p>
          </table:table-cell>
          <table:table-cell office:value-type="string" calcext:value-type="string">
            <text:p>tuttistor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5:31.6982087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5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5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4" office:value-type="string" calcext:value-type="string" table:number-columns-spanned="9" table:number-rows-spanned="1">
            <text:p>Dispositivo</text:p>
          </table:table-cell>
          <table:covered-table-cell table:number-columns-repeated="8"/>
        </table:table-row>
        <table:table-row table:style-name="ro1"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Usuario_login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versao</text:p>
          </table:table-cell>
          <table:table-cell table:style-name="ce5" office:value-type="string" calcext:value-type="string">
            <text:p>modelo</text:p>
          </table:table-cell>
          <table:table-cell table:style-name="ce5" office:value-type="string" calcext:value-type="string">
            <text:p>certificado</text:p>
          </table:table-cell>
          <table:table-cell table:style-name="ce5" office:value-type="string" calcext:value-type="string">
            <text:p>controleParental</text:p>
          </table:table-cell>
          <table:table-cell table:style-name="ce5" office:value-type="string" calcext:value-type="string">
            <text:p>updateDisp</text:p>
          </table:table-cell>
          <table:table-cell table:style-name="ce5" office:value-type="string" calcext:value-type="string">
            <text:p>notificacao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aleixo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8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s7-15135</text:p>
          </table:table-cell>
          <table:table-cell office:value-type="string" calcext:value-type="string">
            <text:p>nicolau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11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s7-15135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-e4-151359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e4-151359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arminda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catarino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6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nicolau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olav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5:51.374589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6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row table:style-name="ro1">
          <table:table-cell table:style-name="ce4" office:value-type="string" calcext:value-type="string" table:number-columns-spanned="9" table:number-rows-spanned="1">
            <text:p>Aplicativo</text:p>
          </table:table-cell>
          <table:covered-table-cell table:number-columns-repeated="8"/>
        </table:table-row>
        <table:table-row table:style-name="ro1">
          <table:table-cell table:style-name="ce5" office:value-type="string" calcext:value-type="string">
            <text:p>nroRegistro</text:p>
          </table:table-cell>
          <table:table-cell table:style-name="ce5" office:value-type="string" calcext:value-type="string">
            <text:p>Empresa_logi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genero</text:p>
          </table:table-cell>
          <table:table-cell table:style-name="ce5" office:value-type="string" calcext:value-type="string">
            <text:p>versao</text:p>
          </table:table-cell>
          <table:table-cell table:style-name="ce5" office:value-type="string" calcext:value-type="string">
            <text:p>faixaEtaria</text:p>
          </table:table-cell>
          <table:table-cell table:style-name="ce5" office:value-type="string" calcext:value-type="string">
            <text:p>downloads</text:p>
          </table:table-cell>
          <table:table-cell table:style-name="ce5" office:value-type="string" calcext:value-type="string">
            <text:p>n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Facebook</text:p>
          </table:table-cell>
          <table:table-cell office:value-type="float" office:value="3803337" calcext:value-type="float">
            <text:p>3803337</text:p>
          </table:table-cell>
          <table:table-cell office:value-type="string" calcext:value-type="string">
            <text:p>redeSocial</text:p>
          </table:table-cell>
          <table:table-cell office:value-type="string" calcext:value-type="string">
            <text:p>v28.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WhatsApp</text:p>
          </table:table-cell>
          <table:table-cell office:value-type="float" office:value="32237630" calcext:value-type="float">
            <text:p>32237630</text:p>
          </table:table-cell>
          <table:table-cell office:value-type="string" calcext:value-type="string">
            <text:p>mensagem</text:p>
          </table:table-cell>
          <table:table-cell office:value-type="string" calcext:value-type="string">
            <text:p>v5.1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shop</text:p>
          </table:table-cell>
          <table:table-cell office:value-type="string" calcext:value-type="string">
            <text:p>Tinder</text:p>
          </table:table-cell>
          <table:table-cell office:value-type="float" office:value="46584681" calcext:value-type="float">
            <text:p>46584681</text:p>
          </table:table-cell>
          <table:table-cell office:value-type="string" calcext:value-type="string">
            <text:p>namoro</text:p>
          </table:table-cell>
          <table:table-cell office:value-type="string" calcext:value-type="string">
            <text:p>v39.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Internet Explorer</text:p>
          </table:table-cell>
          <table:table-cell office:value-type="float" office:value="52251084" calcext:value-type="float">
            <text:p>52251084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v24.6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enter</text:p>
          </table:table-cell>
          <table:table-cell office:value-type="string" calcext:value-type="string">
            <text:p>Safari</text:p>
          </table:table-cell>
          <table:table-cell office:value-type="float" office:value="27349884" calcext:value-type="float">
            <text:p>27349884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v45.148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Docs Explorer</text:p>
          </table:table-cell>
          <table:table-cell office:value-type="float" office:value="23053014" calcext:value-type="float">
            <text:p>23053014</text:p>
          </table:table-cell>
          <table:table-cell office:value-type="string" calcext:value-type="string">
            <text:p>arquivos</text:p>
          </table:table-cell>
          <table:table-cell office:value-type="string" calcext:value-type="string">
            <text:p>v41.5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Design Circuit</text:p>
          </table:table-cell>
          <table:table-cell office:value-type="float" office:value="10814633" calcext:value-type="float">
            <text:p>10814633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v26.8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enter</text:p>
          </table:table-cell>
          <table:table-cell office:value-type="string" calcext:value-type="string">
            <text:p>Discord</text:p>
          </table:table-cell>
          <table:table-cell office:value-type="float" office:value="15913705" calcext:value-type="float">
            <text:p>15913705</text:p>
          </table:table-cell>
          <table:table-cell office:value-type="string" calcext:value-type="string">
            <text:p>mensagem</text:p>
          </table:table-cell>
          <table:table-cell office:value-type="string" calcext:value-type="string">
            <text:p>v22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enter</text:p>
          </table:table-cell>
          <table:table-cell office:value-type="string" calcext:value-type="string">
            <text:p>SIG estudante</text:p>
          </table:table-cell>
          <table:table-cell office:value-type="float" office:value="37779915" calcext:value-type="float">
            <text:p>37779915</text:p>
          </table:table-cell>
          <table:table-cell office:value-type="string" calcext:value-type="string">
            <text:p>educa</text:p>
          </table:table-cell>
          <table:table-cell office:value-type="string" calcext:value-type="string">
            <text:p>v17.5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asyn</text:p>
          </table:table-cell>
          <table:table-cell office:value-type="string" calcext:value-type="string">
            <text:p>Governo Federal APP</text:p>
          </table:table-cell>
          <table:table-cell office:value-type="float" office:value="79304927" calcext:value-type="float">
            <text:p>79304927</text:p>
          </table:table-cell>
          <table:table-cell office:value-type="string" calcext:value-type="string">
            <text:p>politica</text:p>
          </table:table-cell>
          <table:table-cell office:value-type="string" calcext:value-type="string">
            <text:p>v46.151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Socratic</text:p>
          </table:table-cell>
          <table:table-cell office:value-type="float" office:value="44123067" calcext:value-type="float">
            <text:p>44123067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v37.1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akers</text:p>
          </table:table-cell>
          <table:table-cell office:value-type="string" calcext:value-type="string">
            <text:p>Airbnb</text:p>
          </table:table-cell>
          <table:table-cell office:value-type="float" office:value="27014198" calcext:value-type="float">
            <text:p>27014198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v26.8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CastBox</text:p>
          </table:table-cell>
          <table:table-cell office:value-type="float" office:value="57618221" calcext:value-type="float">
            <text:p>576182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48.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gasyn</text:p>
          </table:table-cell>
          <table:table-cell office:value-type="string" calcext:value-type="string">
            <text:p>Medite.se</text:p>
          </table:table-cell>
          <table:table-cell office:value-type="float" office:value="43010255" calcext:value-type="float">
            <text:p>43010255</text:p>
          </table:table-cell>
          <table:table-cell office:value-type="string" calcext:value-type="string">
            <text:p>conforto</text:p>
          </table:table-cell>
          <table:table-cell office:value-type="string" calcext:value-type="string">
            <text:p>v11.2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ns Relaxantes</text:p>
          </table:table-cell>
          <table:table-cell office:value-type="float" office:value="66353524" calcext:value-type="float">
            <text:p>66353524</text:p>
          </table:table-cell>
          <table:table-cell office:value-type="string" calcext:value-type="string">
            <text:p>conforto</text:p>
          </table:table-cell>
          <table:table-cell office:value-type="string" calcext:value-type="string">
            <text:p>v24.5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Melhores crianças</text:p>
          </table:table-cell>
          <table:table-cell office:value-type="float" office:value="49712318" calcext:value-type="float">
            <text:p>497123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6.1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Star Walk 2</text:p>
          </table:table-cell>
          <table:table-cell office:value-type="float" office:value="56570488" calcext:value-type="float">
            <text:p>56570488</text:p>
          </table:table-cell>
          <table:table-cell office:value-type="string" calcext:value-type="string">
            <text:p>jogo</text:p>
          </table:table-cell>
          <table:table-cell office:value-type="string" calcext:value-type="string">
            <text:p>v25.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makers</text:p>
          </table:table-cell>
          <table:table-cell office:value-type="string" calcext:value-type="string">
            <text:p>Mondly</text:p>
          </table:table-cell>
          <table:table-cell office:value-type="float" office:value="38389366" calcext:value-type="float">
            <text:p>383893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18.12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Cidade Sago Mini</text:p>
          </table:table-cell>
          <table:table-cell office:value-type="float" office:value="32290538" calcext:value-type="float">
            <text:p>32290538</text:p>
          </table:table-cell>
          <table:table-cell office:value-type="string" calcext:value-type="string">
            <text:p>jogo</text:p>
          </table:table-cell>
          <table:table-cell office:value-type="string" calcext:value-type="string">
            <text:p>v43.1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A Vida na Toca</text:p>
          </table:table-cell>
          <table:table-cell office:value-type="float" office:value="62348433" calcext:value-type="float">
            <text:p>62348433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v2.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Dr. Panda Café</text:p>
          </table:table-cell>
          <table:table-cell office:value-type="float" office:value="40577385" calcext:value-type="float">
            <text:p>40577385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v35.4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ron</text:p>
          </table:table-cell>
          <table:table-cell office:value-type="string" calcext:value-type="string">
            <text:p>Messenger Lite</text:p>
          </table:table-cell>
          <table:table-cell office:value-type="float" office:value="10708990" calcext:value-type="float">
            <text:p>10708990</text:p>
          </table:table-cell>
          <table:table-cell office:value-type="string" calcext:value-type="string">
            <text:p>mensagens</text:p>
          </table:table-cell>
          <table:table-cell office:value-type="string" calcext:value-type="string">
            <text:p>v45.1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oto Editor</text:p>
          </table:table-cell>
          <table:table-cell office:value-type="float" office:value="9373181" calcext:value-type="float">
            <text:p>9373181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v17.3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ron</text:p>
          </table:table-cell>
          <table:table-cell office:value-type="string" calcext:value-type="string">
            <text:p>Kwai</text:p>
          </table:table-cell>
          <table:table-cell office:value-type="float" office:value="48867601" calcext:value-type="float">
            <text:p>488676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42.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MagiMobile</text:p>
          </table:table-cell>
          <table:table-cell office:value-type="float" office:value="35437909" calcext:value-type="float">
            <text:p>35437909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v15.63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fotech</text:p>
          </table:table-cell>
          <table:table-cell office:value-type="string" calcext:value-type="string">
            <text:p>Selfie Camera</text:p>
          </table:table-cell>
          <table:table-cell office:value-type="float" office:value="22634387" calcext:value-type="float">
            <text:p>22634387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v38.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Notebook</text:p>
          </table:table-cell>
          <table:table-cell office:value-type="float" office:value="73515798" calcext:value-type="float">
            <text:p>7351579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42.1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Journey</text:p>
          </table:table-cell>
          <table:table-cell office:value-type="float" office:value="51876310" calcext:value-type="float">
            <text:p>51876310</text:p>
          </table:table-cell>
          <table:table-cell office:value-type="string" calcext:value-type="string">
            <text:p>notícia</text:p>
          </table:table-cell>
          <table:table-cell office:value-type="string" calcext:value-type="string">
            <text:p>v30.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Today Weather</text:p>
          </table:table-cell>
          <table:table-cell office:value-type="float" office:value="64542400" calcext:value-type="float">
            <text:p>64542400</text:p>
          </table:table-cell>
          <table:table-cell office:value-type="string" calcext:value-type="string">
            <text:p>notícia</text:p>
          </table:table-cell>
          <table:table-cell office:value-type="string" calcext:value-type="string">
            <text:p>v38.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6:01.4045550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7" table:style-name="ta1">
        <table:table-column table:style-name="co1" table:default-cell-style-name="ce7"/>
        <table:table-column table:style-name="co2" table:default-cell-style-name="ce7"/>
        <table:table-row table:style-name="ro1">
          <table:table-cell table:style-name="ce5" office:value-type="string" calcext:value-type="string" table:number-columns-spanned="2" table:number-rows-spanned="1">
            <text:p>Idiomas</text:p>
          </table:table-cell>
          <table:covered-table-cell table:style-name="ce8"/>
        </table:table-row>
        <table:table-row table:style-name="ro1">
          <table:table-cell table:style-name="ce6" office:value-type="string" calcext:value-type="string">
            <text:p>idioma</text:p>
          </table:table-cell>
          <table:table-cell table:style-name="ce6" office:value-type="string" calcext:value-type="string">
            <text:p>Aplicativo_nroRegistro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6:43.023307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8" table:style-name="ta1">
        <table:table-column table:style-name="co1" table:default-cell-style-name="ce7"/>
        <table:table-column table:style-name="co2" table:default-cell-style-name="ce7"/>
        <table:table-row table:style-name="ro1">
          <table:table-cell table:style-name="ce5" office:value-type="string" calcext:value-type="string" table:number-columns-spanned="2" table:number-rows-spanned="1">
            <text:p>Sistemas</text:p>
          </table:table-cell>
          <table:covered-table-cell table:style-name="ce8"/>
        </table:table-row>
        <table:table-row table:style-name="ro1">
          <table:table-cell table:style-name="ce6" office:value-type="string" calcext:value-type="string">
            <text:p>sistema</text:p>
          </table:table-cell>
          <table:table-cell table:style-name="ce6" office:value-type="string" calcext:value-type="string">
            <text:p>Aplicativo_nroRegistro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7:42.6080136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8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5">
          <table:table-cell table:number-columns-repeated="2"/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string" calcext:value-type="string">
            <text:p>os x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2">
          <table:table-cell table:style-name="ce2" office:value-type="string" calcext:value-type="string">
            <text:p>ios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2">
          <table:table-cell table:style-name="ce2" office:value-type="string" calcext:value-type="string">
            <text:p>windows</text:p>
          </table:table-cell>
          <table:table-cell table:style-name="ce2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48:03.8259101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